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00000005A0376C0C3C74B73985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ello World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frame draw:style-name="gr1" draw:text-style-name="P2" draw:layer="layout" svg:width="16.753cm" svg:height="9.424cm" svg:x="5.08cm" svg:y="3.8cm">
          <draw:image xlink:href="Pictures/1000000000000A00000005A0376C0C3C74B7398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4:05:02.904391766</meta:creation-date>
    <meta:editing-duration>PT55S</meta:editing-duration>
    <meta:editing-cycles>2</meta:editing-cycles>
    <meta:generator>LibreOffice/6.0.7.3$Linux_X86_64 LibreOffice_project/00m0$Build-3</meta:generator>
    <dc:title>Bright Blue</dc:title>
    <dc:date>2019-05-08T14:05:58.185506234</dc:date>
    <meta:document-statistic meta:object-count="27"/>
  </office:meta>
</office:document-meta>
</file>